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color="#dddddd" draw:fill-hatch-name="Gray_20_-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hatch" draw:fill-color="#b2b2b2" draw:fill-hatch-name="Gray_20_0_20_degrees" draw:fill-hatch-solid="false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hatch" draw:fill-color="#808080" draw:fill-hatch-name="Gray_20_90_20_degrees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hatch" draw:fill-color="#b2b2b2" draw:fill-hatch-name="Hatching_20_2" draw:fill-hatch-solid="fals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hatch" draw:fill-hatch-name="Black_20_0_20_Degrees" draw:fill-hatch-solid="false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hatch" draw:fill-hatch-name="Black_20_-45_20_Degrees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" fo:font-size="14pt" style:font-size-asian="14pt" style:font-size-complex="14pt"/>
    </style:style>
    <style:style style:name="P3" style:family="paragraph">
      <style:text-properties style:font-name="Courier" fo:font-size="14pt" style:font-size-asian="14pt" style:font-size-complex="14p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style:font-name="Courier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794cm" svg:height="1.794cm" svg:x="11.043cm" svg:y="10.069cm">
          <text:p text:style-name="P1">en:Typhoon<text:line-break/>Rammasun (2014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94cm" svg:height="1.794cm" svg:x="15.689cm" svg:y="5.684cm">
          <text:p text:style-name="P1">en:2014 Pacific<text:line-break/>typhoon sea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794cm" svg:height="1.794cm" svg:x="10.831cm" svg:y="5.695cm">
          <text:p text:style-name="P1">en:Tropical<text:line-break/>cycl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625cm" svg:y1="6.592cm" svg:x2="15.689cm" svg:y2="6.581cm" draw:start-shape="id1" draw:start-glue-point="10" draw:end-shape="id2" svg:d="M12625 6592l3064-11" svg:viewBox="0 0 3065 12">
          <text:p/>
        </draw:connector>
        <draw:connector draw:style-name="gr4" draw:text-style-name="P1" draw:layer="layout" draw:type="line" svg:x1="11.94cm" svg:y1="10.069cm" svg:x2="11.728cm" svg:y2="7.489cm" draw:start-shape="id3" draw:start-glue-point="4" draw:end-shape="id1" draw:end-glue-point="8" svg:d="M11940 10069l-212-2580" svg:viewBox="0 0 213 2581">
          <text:p/>
        </draw:connector>
        <draw:custom-shape draw:style-name="gr5" draw:text-style-name="P1" xml:id="id4" draw:id="id4" draw:layer="layout" svg:width="1.794cm" svg:height="1.794cm" svg:x="10.831cm" svg:y="1.58cm">
          <text:p text:style-name="P1">en:Natural<text:line-break/>disa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728cm" svg:y1="3.374cm" svg:x2="11.728cm" svg:y2="5.695cm" draw:start-shape="id4" draw:start-glue-point="8" draw:end-shape="id1" draw:end-glue-point="4" svg:d="M11728 3374v2321" svg:viewBox="0 0 1 2322">
          <text:p/>
        </draw:connector>
        <draw:connector draw:style-name="gr6" draw:text-style-name="P1" draw:layer="layout" draw:type="curve" draw:line-skew="0.187cm" svg:x1="11.093cm" svg:y1="5.957cm" svg:x2="10.831cm" svg:y2="6.592cm" draw:start-shape="id1" draw:start-glue-point="5" draw:end-shape="id1" draw:end-glue-point="6" svg:d="M11093 5957c-1815 0-1684 635-262 635" svg:viewBox="0 0 1346 636">
          <text:p text:style-name="P1">en:Tropical <text:s text:c="25"/><text:line-break/>storm <text:s text:c="25"/></text:p>
        </draw:connector>
        <draw:custom-shape draw:style-name="gr7" draw:text-style-name="P1" xml:id="id6" draw:id="id6" draw:layer="layout" svg:width="1.794cm" svg:height="1.794cm" svg:x="6.64cm" svg:y="8.753cm">
          <text:p text:style-name="P1">de:Tropischer<text:line-break/>Wirbelstu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94cm" svg:height="1.794cm" svg:x="14.992cm" svg:y="8.675cm">
          <text:p text:style-name="P1">en:Disaster<text:line-break/>preparednes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12.363cm" svg:y1="7.227cm" svg:x2="15.254cm" svg:y2="8.937cm" draw:start-shape="id1" draw:start-glue-point="9" draw:end-shape="id5" draw:end-glue-point="5" svg:d="M12363 7227l2891 1710" svg:viewBox="0 0 2892 1711">
          <text:p/>
        </draw:connector>
        <draw:connector draw:style-name="gr4" draw:text-style-name="P1" draw:layer="layout" draw:type="line" svg:x1="11.093cm" svg:y1="7.227cm" svg:x2="8.172cm" svg:y2="9.015cm" draw:start-shape="id1" draw:start-glue-point="7" draw:end-shape="id6" draw:end-glue-point="11" svg:d="M11093 7227l-2921 1788" svg:viewBox="0 0 2922 1789">
          <text:p/>
        </draw:connector>
        <draw:frame draw:style-name="gr8" draw:text-style-name="P3" draw:layer="layout" svg:width="4.651cm" svg:height="0.747cm" svg:x="13.469cm" svg:y="2.027cm">
          <draw:text-box>
            <text:p text:style-name="P2"><text:span text:style-name="T1">(seed article)</text:span></text:p>
          </draw:text-box>
        </draw:frame>
        <draw:frame draw:style-name="gr8" draw:text-style-name="P3" draw:layer="layout" svg:width="3.465cm" svg:height="0.747cm" svg:x="6.324cm" svg:y="4.719cm">
          <draw:text-box>
            <text:p text:style-name="P2"><text:span text:style-name="T1">(redirect)</text:span></text:p>
          </draw:text-box>
        </draw:frame>
        <draw:frame draw:style-name="gr8" draw:text-style-name="P3" draw:layer="layout" svg:width="4.947cm" svg:height="0.747cm" svg:x="3.435cm" svg:y="10.8cm">
          <draw:text-box>
            <text:p text:style-name="P2"><text:span text:style-name="T1">(language link)</text:span></text:p>
          </draw:text-box>
        </draw:frame>
        <draw:frame draw:style-name="gr8" draw:text-style-name="P3" draw:layer="layout" svg:width="4.651cm" svg:height="0.747cm" svg:x="9.55cm" svg:y="12.197cm">
          <draw:text-box>
            <text:p text:style-name="P2"><text:span text:style-name="T1">(inbound link)</text:span></text:p>
          </draw:text-box>
        </draw:frame>
        <draw:frame draw:style-name="gr8" draw:text-style-name="P3" draw:layer="layout" svg:width="4.947cm" svg:height="0.747cm" svg:x="14.967cm" svg:y="10.603cm">
          <draw:text-box>
            <text:p text:style-name="P2"><text:span text:style-name="T1">(outbound link)</text:span></text:p>
          </draw:text-box>
        </draw:frame>
        <draw:frame draw:style-name="gr8" draw:text-style-name="P3" draw:layer="layout" svg:width="4.354cm" svg:height="0.747cm" svg:x="14.601cm" svg:y="4.721cm">
          <draw:text-box>
            <text:p text:style-name="P2"><text:span text:style-name="T1">(mutual link)</text:span></text:p>
          </draw:text-box>
        </draw:frame>
        <draw:g>
          <draw:g>
            <draw:custom-shape draw:style-name="gr9" draw:text-style-name="P4" draw:layer="layout" svg:width="0.598cm" svg:height="0.704cm" svg:x="1.264cm" svg:y="1.795cm">
              <text:p text:style-name="P4"><text:span text:style-name="T2"><text:s text:c="25"/></text:span><text:span text:style-name="T2">seed leve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597cm" svg:height="0.702cm" svg:x="1.265cm" svg:y="2.628cm">
              <text:p text:style-name="P4"><text:span text:style-name="T2"><text:s text:c="38"/></text:span><text:span text:style-name="T2">disaster type leve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4" draw:layer="layout" svg:width="0.598cm" svg:height="0.704cm" svg:x="1.265cm" svg:y="3.459cm">
              <text:p text:style-name="P4"><text:span text:style-name="T2"><text:s text:c="45"/></text:span><text:span text:style-name="T2">in-/outbound link leve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5" draw:layer="layout" svg:width="2.03cm" svg:height="0.721cm" svg:x="1cm" svg:y="1cm">
            <draw:text-box>
              <text:p><text:span text:style-name="T2">Legend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hatch draw:name="Gray_20_-45_20_degrees" draw:display-name="Gray -45 degrees" draw:style="single" draw:color="#999999" draw:distance="0.102cm" draw:rotation="3150"/>
    <draw:hatch draw:name="Gray_20_0_20_degrees" draw:display-name="Gray 0 degrees" draw:style="single" draw:color="#999999" draw:distance="0.102cm" draw:rotation="0"/>
    <draw:hatch draw:name="Gray_20_90_20_degrees" draw:display-name="Gray 90 degrees" draw:style="single" draw:color="#999999" draw:distance="0.102cm" draw:rotation="900"/>
    <draw:hatch draw:name="Hatching_20_1" draw:display-name="Hatching 1" draw:style="single" draw:color="#996633" draw:distance="0.102cm" draw:rotation="0"/>
    <draw:hatch draw:name="Hatching_20_2" draw:display-name="Hatching 2" draw:style="single" draw:color="#0099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05:37:39.321605000</meta:creation-date>
    <dc:date>2014-07-23T06:41:50.202034000</dc:date>
    <meta:editing-duration>PT2M17S</meta:editing-duration>
    <meta:editing-cycles>1</meta:editing-cycles>
    <meta:document-statistic meta:object-count="24"/>
    <meta:generator>LibreOffice/4.2.4.2$MacOSX_x86 LibreOffice_project/63150712c6d317d27ce2db16eb94c2f3d7b699f8</meta:generator>
  </office:meta>
</office:document-meta>
</file>